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lain_20_Text">
      <style:paragraph-properties fo:margin-left="-0.106cm" fo:margin-right="0cm" fo:line-height="0.706cm" fo:text-align="justify" style:justify-single-word="false" fo:text-indent="0cm" style:auto-text-indent="false"/>
      <style:text-properties style:font-name="微軟正黑體" fo:font-size="14pt" style:font-name-asian="微軟正黑體1" style:font-size-asian="14pt" style:font-size-complex="12pt"/>
    </style:style>
    <style:style style:name="P3" style:family="paragraph" style:parent-style-name="Plain_20_Text">
      <style:paragraph-properties fo:margin-left="-0.106cm" fo:margin-right="0cm" fo:line-height="0.706cm" fo:text-indent="0cm" style:auto-text-indent="false"/>
    </style:style>
    <style:style style:name="P4" style:family="paragraph" style:parent-style-name="Plain_20_Text">
      <style:paragraph-properties fo:margin-left="-0.106cm" fo:margin-right="0cm" fo:line-height="0.706cm" fo:text-align="justify" style:justify-single-word="false" fo:text-indent="0cm" style:auto-text-indent="false"/>
    </style:style>
    <style:style style:name="P5" style:family="paragraph" style:parent-style-name="Plain_20_Text">
      <style:paragraph-properties fo:margin-left="1.028cm" fo:margin-right="0cm" fo:line-height="0.706cm" fo:text-align="justify" style:justify-single-word="false" fo:text-indent="-0.385cm" style:auto-text-indent="false"/>
    </style:style>
    <style:style style:name="P6" style:family="paragraph" style:parent-style-name="Plain_20_Text">
      <style:paragraph-properties fo:margin-left="-0.106cm" fo:margin-right="0cm" fo:line-height="0.706cm" fo:text-align="justify" style:justify-single-word="false" fo:text-indent="0.776cm" style:auto-text-indent="false"/>
    </style:style>
    <style:style style:name="P7" style:family="paragraph" style:parent-style-name="Plain_20_Text">
      <style:paragraph-properties fo:margin-left="0.699cm" fo:margin-right="0cm" fo:line-height="0.706cm" fo:text-align="justify" style:justify-single-word="false" fo:text-indent="-0.804cm" style:auto-text-indent="false"/>
    </style:style>
    <style:style style:name="P8" style:family="paragraph" style:parent-style-name="Plain_20_Text">
      <style:paragraph-properties fo:margin-left="0.699cm" fo:margin-right="0cm" fo:line-height="0.706cm" fo:text-align="justify" style:justify-single-word="false" fo:text-indent="-0.804cm" style:auto-text-indent="false"/>
      <style:text-properties style:font-name="微軟正黑體" fo:font-size="14pt" style:font-name-asian="微軟正黑體1" style:font-size-asian="14pt" style:font-size-complex="12pt"/>
    </style:style>
    <style:style style:name="P9" style:family="paragraph" style:parent-style-name="Plain_20_Text">
      <style:paragraph-properties fo:margin-left="0cm" fo:margin-right="0cm" fo:line-height="0.706cm" fo:text-align="justify" style:justify-single-word="false" fo:text-indent="-0.318cm" style:auto-text-indent="false"/>
      <style:text-properties style:font-name="微軟正黑體" fo:font-weight="bold" style:font-name-asian="微軟正黑體1" style:font-weight-asian="bold" style:font-size-complex="12pt"/>
    </style:style>
    <style:style style:name="P10" style:family="paragraph" style:parent-style-name="Plain_20_Text">
      <style:paragraph-properties fo:margin-left="0.931cm" fo:margin-right="0cm" fo:line-height="0.706cm" fo:text-indent="-0.593cm" style:auto-text-indent="false"/>
    </style:style>
    <style:style style:name="P11" style:family="paragraph" style:parent-style-name="Plain_20_Text">
      <style:paragraph-properties fo:margin-left="0.388cm" fo:margin-right="0cm" fo:line-height="0.706cm" fo:text-indent="-0.494cm" style:auto-text-indent="false"/>
    </style:style>
    <style:style style:name="P12" style:family="paragraph" style:parent-style-name="annotation_20_text">
      <style:paragraph-properties fo:text-align="center" style:justify-single-word="false" fo:break-before="page" style:snap-to-layout-grid="false"/>
    </style:style>
    <style:style style:name="P13" style:family="paragraph" style:parent-style-name="annotation_20_text" style:master-page-name="Standard">
      <style:paragraph-properties fo:text-align="center" style:justify-single-word="false" style:page-number="7" style:snap-to-layout-grid="false"/>
    </style:style>
    <style:style style:name="P14" style:family="paragraph" style:parent-style-name="Standard">
      <style:paragraph-properties fo:orphans="2" fo:widows="2"/>
      <style:text-properties style:font-name="Times New Roman" fo:font-size="16pt" fo:font-weight="bold" style:font-name-asian="標楷體" style:font-size-asian="16pt" style:font-weight-asian="bold" style:font-name-complex="Times New Roman1" style:font-size-complex="12pt"/>
    </style:style>
    <style:style style:name="T1" style:family="text">
      <style:text-properties fo:font-size="22pt" fo:font-weight="bold" style:font-size-asian="22pt" style:font-weight-asian="bold"/>
    </style:style>
    <style:style style:name="T2" style:family="text">
      <style:text-properties style:font-name="Times New Roman" fo:font-size="14pt" style:font-name-asian="新細明體" style:font-size-asian="14pt" style:font-size-complex="14pt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本年度資料修訂項目</text:span></text:p>
      <text:p text:style-name="P2"/>
      <text:p text:style-name="P4"><text:span text:style-name="T2">本(110)年度配合能源供應業者與能源用戶修正歷史申報資料，執行相關統計數據修訂作業，茲說明如下。</text:span></text:p>
      <text:p text:style-name="P4"><text:span text:style-name="T2">(一)電力統計</text:span></text:p>
      <text:p text:style-name="P5"><text:span text:style-name="T2">1.部分自用發電設備業者補申報資料，追溯建置107年迄今電力供需資料。</text:span><text:bookmark text:name="_Hlk63348138"/></text:p>
      <text:p text:style-name="P6"><text:span text:style-name="T2">2.鐵路用電：修正107年12月至109年3月捷運軌道用電度數。</text:span></text:p>
      <text:p text:style-name="P6"><text:span text:style-name="T2">3.慣常水力：增補94年及96年部分民營水力發電量。</text:span></text:p>
      <text:p text:style-name="P7"><text:span text:style-name="T2">(二)油品統計：依自用發電設備業者補申報燃料投入，追溯建置107年迄今煉油氣及燃料油消費量。</text:span></text:p>
      <text:p text:style-name="P7"><text:span text:style-name="T2">(三)煤炭統計：追溯修正一貫煉鋼用戶之部分煤品歸類，異動期間為89年1月迄今。</text:span></text:p>
      <text:p text:style-name="P8"/>
      <text:p text:style-name="P14"/>
      <text:p text:style-name="P12"><text:span text:style-name="T1">II. Data Correction in the 2020 Edition</text:span></text:p>
      <text:p text:style-name="P9"/>
      <text:p text:style-name="P3"><text:span text:style-name="T2">The Bureau of Energy made the following amendments according to the data revision of energy suppliers and users:</text:span></text:p>
      <text:p text:style-name="P3"><text:span text:style-name="T2">1. Electricity data:</text:span></text:p>
      <text:p text:style-name="P10"><text:span text:style-name="T2">(1)The electricity generation and consumption has been amended since January 2018 according to the supplementary reports of auto-producer cogeneration plants.</text:span></text:p>
      <text:p text:style-name="P10"><text:span text:style-name="T2">(2)The electricity consumption of railway has been revised from December 2018 to March 2020 according to the electricity consumption for rail reported by MRT.</text:span></text:p>
      <text:p text:style-name="P10"><text:span text:style-name="T2">(3)The conventional hydro generation has been revised in 2005 and 2007 according to supplementary reports of IPP hydro power plants.</text:span></text:p>
      <text:p text:style-name="P11"><text:span text:style-name="T2">2. Oil data: the fuel input of refinery gas and fuel oil from above-mentioned auto-producer cogeneration plants have been added since January 2018.</text:span></text:p>
      <text:p text:style-name="P11"><text:span text:style-name="T2">3. Coal data: the classification of some coal brands used by steelmaking plants have been revised since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Plain_20_Text" style:display-name="Plain Text" style:family="paragraph" style:parent-style-name="Standard" style:default-outline-level=""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text-properties style:font-name="Times New Roman" fo:font-family="'Times New Roman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純文字_20_字元" style:display-name="純文字 字元" style:family="text" style:parent-style-name="Default_20_Paragraph_20_Font"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註解文字_20_字元" style:display-name="註解文字 字元" style:family="text" style:parent-style-name="Default_20_Paragraph_20_Font">
      <style:text-properties style:font-name="Times New Roman" fo:font-family="'Times New Roman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weight="bold" style:font-weight-asian="bold" style:font-name-complex="Times New Roman1" style:font-weight-complex="bold"/>
    </style:style>
    <style:page-layout style:name="Mpm1">
      <style:page-layout-properties fo:page-width="21.001cm" fo:page-height="29.7cm" style:num-format="I" style:print-orientation="portrait" fo:margin-top="2.54cm" fo:margin-bottom="1.75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VIII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院 台綜</dc:creator>
    <meta:editing-cycles>22</meta:editing-cycles>
    <meta:creation-date>2017-06-08T10:39:00</meta:creation-date>
    <dc:date>2021-06-25T09:10:00</dc:date>
    <meta:editing-duration>PT1H13M</meta:editing-duration>
    <meta:generator>LibreOffice/5.4.1.2$Windows_x86 LibreOffice_project/ea7cb86e6eeb2bf3a5af73a8f7777ac570321527</meta:generator>
    <meta:document-statistic meta:table-count="0" meta:image-count="0" meta:object-count="0" meta:page-count="2" meta:paragraph-count="17" meta:word-count="358" meta:character-count="1122" meta:non-whitespace-character-count="997"/>
    <meta:user-defined meta:name="AppVersion">16.0000</meta:user-defined>
    <meta:user-defined meta:name="Company">SYNNE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